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203c10" officeooo:paragraph-rsid="00203c10"/>
    </style:style>
    <style:style style:name="P3" style:family="paragraph" style:parent-style-name="Subtitle">
      <style:text-properties officeooo:rsid="00193bbb" officeooo:paragraph-rsid="00193bbb"/>
    </style:style>
    <style:style style:name="T1" style:family="text">
      <style:text-properties officeooo:rsid="002167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3">Moisés J. Bonilla Caraball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1.<text:span text:style-name="T1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7-24T17:43:39.604736102</dc:date>
    <meta:editing-duration>PT5M28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